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size="17pt" fo:font-style="italic" fo:font-weight="bold" style:font-size-asian="17pt" style:font-style-asian="italic" style:font-weight-asian="bold" style:font-name-complex="Arial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7pt" fo:font-style="italic" fo:font-weight="bold" style:font-size-asian="17pt" style:font-style-asian="italic" style:font-weight-asian="bold" style:font-name-complex="Arial1" style:font-size-complex="14pt"/>
    </style:style>
    <style:style style:name="P4" style:family="paragraph" style:parent-style-name="Standard">
      <style:text-properties style:font-name="Arial" fo:font-size="17pt" fo:font-weight="bold" style:font-size-asian="17pt" style:font-weight-asian="bold" style:font-name-complex="Arial1" style:font-size-complex="14pt"/>
    </style:style>
    <style:style style:name="P5" style:family="paragraph" style:parent-style-name="Standard">
      <style:paragraph-properties fo:margin-left="0.25in" fo:margin-right="0in" fo:text-indent="0in" style:auto-text-indent="false"/>
    </style:style>
    <style:style style:name="P6" style:family="paragraph" style:parent-style-name="Standard">
      <style:paragraph-properties fo:margin-top="0in" fo:margin-bottom="0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fo:margin-top="0in" fo:margin-bottom="0in" loext:contextual-spacing="false" style:line-height-at-least="0.198in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color="#d4d4d4" style:font-name="Droid Sans Mono" fo:font-size="10.5pt" fo:font-weight="normal" fo:background-color="#1e1e1e"/>
    </style:style>
    <style:style style:name="P9" style:family="paragraph" style:parent-style-name="List_20_Paragraph" style:list-style-name="WWNum1"/>
    <style:style style:name="P10" style:family="paragraph" style:parent-style-name="List_20_Paragraph" style:list-style-name="WWNum4"/>
    <style:style style:name="P11" style:family="paragraph" style:parent-style-name="List_20_Paragraph" style:list-style-name="WWNum5"/>
    <style:style style:name="P12" style:family="paragraph" style:parent-style-name="List_20_Paragraph" style:list-style-name="WWNum6"/>
    <style:style style:name="P13" style:family="paragraph" style:parent-style-name="List_20_Paragraph" style:list-style-name="WWNum7"/>
    <style:style style:name="P14" style:family="paragraph" style:parent-style-name="List_20_Paragraph" style:list-style-name="WWNum8"/>
    <style:style style:name="P15" style:family="paragraph" style:parent-style-name="List_20_Paragraph">
      <style:paragraph-properties fo:margin-left="2.25in" fo:margin-right="0in" fo:text-indent="0in" style:auto-text-indent="false"/>
      <style:text-properties style:font-name="Arial" fo:font-size="17pt" style:font-size-asian="17pt" style:font-name-complex="Arial1" style:font-size-complex="14pt"/>
    </style:style>
    <style:style style:name="P16" style:family="paragraph" style:parent-style-name="List_20_Paragraph">
      <style:paragraph-properties fo:margin-left="0.25in" fo:margin-right="0in" fo:text-indent="0in" style:auto-text-indent="false"/>
    </style:style>
    <style:style style:name="P17" style:family="paragraph" style:parent-style-name="List_20_Paragraph">
      <style:paragraph-properties fo:margin-left="0.25in" fo:margin-right="0in" fo:text-indent="0in" style:auto-text-indent="false"/>
      <style:text-properties style:font-name="Arial" fo:font-size="17pt" fo:font-weight="bold" style:font-size-asian="17pt" style:font-weight-asian="bold" style:font-name-complex="Arial1" style:font-size-complex="14pt"/>
    </style:style>
    <style:style style:name="T1" style:family="text">
      <style:text-properties style:font-name="Arial" fo:font-size="22pt" fo:font-style="italic" fo:font-weight="bold" style:font-size-asian="22pt" style:font-style-asian="italic" style:font-weight-asian="bold" style:font-name-complex="Arial1" style:font-size-complex="14pt"/>
    </style:style>
    <style:style style:name="T2" style:family="text">
      <style:text-properties style:font-name="Arial" fo:font-size="23pt" fo:font-style="italic" fo:font-weight="bold" style:font-size-asian="23pt" style:font-style-asian="italic" style:font-weight-asian="bold" style:font-name-complex="Arial1" style:font-size-complex="14pt"/>
    </style:style>
    <style:style style:name="T3" style:family="text">
      <style:text-properties style:font-name="Arial" fo:font-size="17pt" fo:font-style="italic" fo:font-weight="bold" style:font-size-asian="17pt" style:font-style-asian="italic" style:font-weight-asian="bold" style:font-name-complex="Arial1" style:font-size-complex="14pt"/>
    </style:style>
    <style:style style:name="T4" style:family="text">
      <style:text-properties style:font-name="Arial" fo:font-size="17pt" fo:font-weight="bold" style:font-size-asian="17pt" style:font-weight-asian="bold" style:font-name-complex="Arial1" style:font-size-complex="14pt"/>
    </style:style>
    <style:style style:name="T5" style:family="text">
      <style:text-properties style:font-name="Arial" fo:font-size="17pt" style:font-size-asian="17pt" style:font-name-complex="Arial1" style:font-size-complex="14pt"/>
    </style:style>
    <style:style style:name="T6" style:family="text">
      <style:text-properties fo:color="#d7ba7d"/>
    </style:style>
    <style:style style:name="T7" style:family="text">
      <style:text-properties fo:color="#d7ba7d" style:font-name="Arial" fo:font-size="22pt" fo:font-style="italic" fo:font-weight="bold" style:font-size-asian="22pt" style:font-style-asian="italic" style:font-weight-asian="bold" style:font-name-complex="Arial1" style:font-size-complex="14pt"/>
    </style:style>
    <style:style style:name="T8" style:family="text">
      <style:text-properties fo:color="#9cdcfe"/>
    </style:style>
    <style:style style:name="T9" style:family="text">
      <style:text-properties fo:color="#b5cea8"/>
    </style:style>
    <style:style style:name="T10" style:family="text">
      <style:text-properties fo:color="#ce9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">body</text:span><text:span text:style-name="T1"> {</text:span></text:p>
      <text:p text:style-name="P6"><text:span text:style-name="T8">margin</text:span>: <text:span text:style-name="T9">0</text:span>;</text:p>
      <text:p text:style-name="P6"><text:span text:style-name="T8">padding</text:span>: <text:span text:style-name="T9">0</text:span>;</text:p>
      <text:p text:style-name="P6"><text:span text:style-name="T8">box-sizing</text:span>: <text:span text:style-name="T10">border-box</text:span>;</text:p>
      <text:p text:style-name="P6">}</text:p>
      <text:p text:style-name="P7"/>
      <text:p text:style-name="P6"><text:span text:style-name="T6">header.page-header</text:span> {</text:p>
      <text:p text:style-name="P6"><text:span text:style-name="T8">border</text:span>: <text:span text:style-name="T9">2px</text:span> <text:span text:style-name="T10">solid</text:span> <text:span text:style-name="T10">#e7e7e7</text:span>;</text:p>
      <text:p text:style-name="P6"><text:span text:style-name="T8">height</text:span>: <text:span text:style-name="T9">47.3px</text:span>;</text:p>
      <text:p text:style-name="P6"><text:span text:style-name="T8">width</text:span>: <text:span text:style-name="T9">100%</text:span>;</text:p>
      <text:p text:style-name="P6"><text:span text:style-name="T8">background-color</text:span>: <text:span text:style-name="T10">#f8f8f8</text:span>;</text:p>
      <text:p text:style-name="P6">}</text:p>
      <text:p text:style-name="P6"><text:span text:style-name="T6">div.header-left</text:span> {</text:p>
      <text:p text:style-name="P6"><text:span text:style-name="T8">float</text:span>: <text:span text:style-name="T10">left</text:span>;</text:p>
      <text:p text:style-name="P6">}</text:p>
      <text:p text:style-name="P6"><text:span text:style-name="T6">p.sb-admin-v20</text:span> {</text:p>
      <text:p text:style-name="P6"><text:span text:style-name="T8">color</text:span>: <text:span text:style-name="T10">#767676</text:span>;</text:p>
      <text:p text:style-name="P6"><text:span text:style-name="T8">margin</text:span>: <text:span text:style-name="T9">0</text:span>;</text:p>
      <text:p text:style-name="P6"><text:span text:style-name="T8">font-size</text:span>: <text:span text:style-name="T9">22.6px</text:span>;</text:p>
      <text:p text:style-name="P6"><text:span text:style-name="T8">padding</text:span>: <text:span text:style-name="T9">11.3px</text:span>;</text:p>
      <text:p text:style-name="P6">}</text:p>
      <text:p text:style-name="P6"><text:span text:style-name="T6">div.header-right</text:span> {</text:p>
      <text:p text:style-name="P6"><text:span text:style-name="T8">margin-right</text:span>: <text:span text:style-name="T9">9.3px</text:span>;</text:p>
      <text:p text:style-name="P6"><text:span text:style-name="T8">float</text:span>: <text:span text:style-name="T10">right</text:span>;</text:p>
      <text:p text:style-name="P6"><text:span text:style-name="T8">height</text:span>: <text:span text:style-name="T9">47.3px</text:span>;</text:p>
      <text:p text:style-name="P6">}</text:p>
      <text:p text:style-name="P6"><text:span text:style-name="T6">a.box-item</text:span> {</text:p>
      <text:p text:style-name="P6"><text:span text:style-name="T8">text-decoration</text:span>: <text:span text:style-name="T10">none</text:span>;</text:p>
      <text:p text:style-name="P6"><text:span text:style-name="T8">float</text:span>: <text:span text:style-name="T10">left</text:span>;</text:p>
      <text:p text:style-name="P6"><text:span text:style-name="T8">padding-top</text:span>: <text:span text:style-name="T9">14.6px</text:span>;</text:p>
      <text:p text:style-name="P6"><text:span text:style-name="T8">padding-bottom</text:span>: <text:span text:style-name="T9">14.6px</text:span>;</text:p>
      <text:p text:style-name="P6"><text:span text:style-name="T8">padding-right</text:span>: <text:span text:style-name="T9">15.3px</text:span>;</text:p>
      <text:p text:style-name="P6"><text:span text:style-name="T8">padding-left</text:span>: <text:span text:style-name="T9">23.3px</text:span>;</text:p>
      <text:p text:style-name="P6">}</text:p>
      <text:p text:style-name="P6"><text:span text:style-name="T6">a.box-item:hover</text:span> {</text:p>
      <text:p text:style-name="P6"><text:span text:style-name="T8">background-color</text:span>: <text:span text:style-name="T10">#eeeeee</text:span>;</text:p>
      <text:p text:style-name="P6">}</text:p>
      <text:p text:style-name="P6"><text:span text:style-name="T6">#icon-email</text:span> {</text:p>
      <text:p text:style-name="P6"><text:span text:style-name="T8">font-size</text:span>: <text:span text:style-name="T9">16px</text:span>;</text:p>
      <text:p text:style-name="P6"><text:span text:style-name="T8">color</text:span>: <text:span text:style-name="T10">#337ab7</text:span>;</text:p>
      <text:p text:style-name="P6">}</text:p>
      <text:p text:style-name="P6"><text:span text:style-name="T6">#icon-down</text:span> {</text:p>
      <text:p text:style-name="P6"><text:span text:style-name="T8">font-size</text:span>: <text:span text:style-name="T9">13.3px</text:span>;</text:p>
      <text:p text:style-name="P6"><text:span text:style-name="T8">vertical-align</text:span>: <text:span text:style-name="T10">super</text:span>;</text:p>
      <text:p text:style-name="P6"><text:soft-page-break/><text:span text:style-name="T8">color</text:span>: <text:span text:style-name="T10">#337ab7</text:span>;</text:p>
      <text:p text:style-name="P6"><text:span text:style-name="T8">margin-left</text:span>: <text:span text:style-name="T9">3.3px</text:span>;</text:p>
      <text:p text:style-name="P6">}</text:p>
      <text:p text:style-name="P6"><text:span text:style-name="T6">main.page-main</text:span> {</text:p>
      <text:p text:style-name="P6"><text:span text:style-name="T8">height</text:span>: <text:span text:style-name="T9">471.5px</text:span>;</text:p>
      <text:p text:style-name="P6"><text:span text:style-name="T8">width</text:span>: <text:span text:style-name="T9">100%</text:span>;</text:p>
      <text:p text:style-name="P6"><text:span text:style-name="T8">background-color</text:span>: <text:span text:style-name="T10">bisque</text:span>;</text:p>
      <text:p text:style-name="P6"><text:span text:style-name="T8">box-sizing</text:span>: <text:span text:style-name="T10">border-box</text:span>;</text:p>
      <text:p text:style-name="P6">}</text:p>
      <text:p text:style-name="P6"><text:span text:style-name="T6">div.main-left</text:span> {</text:p>
      <text:p text:style-name="P6"><text:span text:style-name="T8">height</text:span>: <text:span text:style-name="T9">471.5px</text:span>;</text:p>
      <text:p text:style-name="P6"><text:span text:style-name="T8">width</text:span>: <text:span text:style-name="T9">20%</text:span>;</text:p>
      <text:p text:style-name="P6"><text:span text:style-name="T8">background-color</text:span>: <text:span text:style-name="T10">#f8f8f8</text:span>;</text:p>
      <text:p text:style-name="P6"><text:span text:style-name="T8">float</text:span>: <text:span text:style-name="T10">left</text:span>;</text:p>
      <text:p text:style-name="P6">}</text:p>
      <text:p text:style-name="P6"><text:span text:style-name="T6">div.box-search</text:span> {</text:p>
      <text:p text:style-name="P6"><text:span text:style-name="T8">height</text:span>: <text:span text:style-name="T9">66.6px</text:span>;</text:p>
      <text:p text:style-name="P6"><text:span text:style-name="T8">background-color</text:span>: <text:span text:style-name="T10">#f8f8f8</text:span>;</text:p>
      <text:p text:style-name="P6">}</text:p>
      <text:p text:style-name="P6"><text:span text:style-name="T6">input.search</text:span> {</text:p>
      <text:p text:style-name="P6"><text:span text:style-name="T8">font-size</text:span>: <text:span text:style-name="T9">15.3px</text:span>;</text:p>
      <text:p text:style-name="P6"><text:span text:style-name="T8">float</text:span>: <text:span text:style-name="T10">left</text:span>;</text:p>
      <text:p text:style-name="P6"><text:span text:style-name="T8">border</text:span>: <text:span text:style-name="T9">1.3px</text:span> <text:span text:style-name="T10">solid</text:span> <text:span text:style-name="T10">#cccccc</text:span>;</text:p>
      <text:p text:style-name="P6"><text:span text:style-name="T8">border-top-left-radius</text:span>: <text:span text:style-name="T9">8px</text:span>;</text:p>
      <text:p text:style-name="P6"><text:span text:style-name="T8">border-bottom-left-radius</text:span>: <text:span text:style-name="T9">8px</text:span>;</text:p>
      <text:p text:style-name="P6"><text:span text:style-name="T8">margin-top</text:span>: <text:span text:style-name="T9">20.6px</text:span>;</text:p>
      <text:p text:style-name="P6"><text:span text:style-name="T8">height</text:span>: <text:span text:style-name="T9">22px</text:span>;</text:p>
      <text:p text:style-name="P6"><text:span text:style-name="T8">width</text:span>: <text:span text:style-name="T9">178px</text:span>;</text:p>
      <text:p text:style-name="P6"><text:span text:style-name="T8">margin-left</text:span>: <text:span text:style-name="T9">11.3px</text:span>;</text:p>
      <text:p text:style-name="P6">}</text:p>
      <text:p text:style-name="P6"><text:span text:style-name="T6">#icon-search</text:span> {</text:p>
      <text:p text:style-name="P6"><text:span text:style-name="T8">border</text:span>: <text:span text:style-name="T9">1.3px</text:span> <text:span text:style-name="T10">solid</text:span> <text:span text:style-name="T10">#cccccc</text:span>;</text:p>
      <text:p text:style-name="P6"><text:span text:style-name="T8">border-top-right-radius</text:span>: <text:span text:style-name="T9">8px</text:span>;</text:p>
      <text:p text:style-name="P6"><text:span text:style-name="T8">border-bottom-right-radius</text:span>: <text:span text:style-name="T9">8px</text:span>;</text:p>
      <text:p text:style-name="P6"><text:span text:style-name="T8">margin-top</text:span>: <text:span text:style-name="T9">20.6px</text:span>;</text:p>
      <text:p text:style-name="P6"><text:span text:style-name="T8">float</text:span>: <text:span text:style-name="T10">left</text:span>;</text:p>
      <text:p text:style-name="P6"><text:span text:style-name="T8">padding</text:span>: <text:span text:style-name="T9">4px</text:span>;</text:p>
      <text:p text:style-name="P6"><text:span text:style-name="T8">background-color</text:span>: <text:span text:style-name="T10">#ffffff</text:span>;</text:p>
      <text:p text:style-name="P6">}</text:p>
      <text:p text:style-name="P6"><text:span text:style-name="T6">div.bar-item-tool</text:span> {</text:p>
      <text:p text:style-name="P6"><text:span text:style-name="T8">margin</text:span>: <text:span text:style-name="T9">0px</text:span>;</text:p>
      <text:p text:style-name="P6"><text:span text:style-name="T8">padding</text:span>: <text:span text:style-name="T9">0</text:span>;</text:p>
      <text:p text:style-name="P6">}</text:p>
      <text:p text:style-name="P6"><text:span text:style-name="T6">ul.all-item-tool</text:span> {</text:p>
      <text:p text:style-name="P6"><text:span text:style-name="T8">margin</text:span>: <text:span text:style-name="T9">0px</text:span>;</text:p>
      <text:p text:style-name="P6"><text:soft-page-break/><text:span text:style-name="T8">padding</text:span>: <text:span text:style-name="T9">0</text:span>;</text:p>
      <text:p text:style-name="P6">}</text:p>
      <text:p text:style-name="P6"><text:span text:style-name="T6">main</text:span> <text:span text:style-name="T6">div</text:span> <text:span text:style-name="T6">ul</text:span> <text:span text:style-name="T6">a</text:span> {</text:p>
      <text:p text:style-name="P6"><text:span text:style-name="T8">text-decoration</text:span>: <text:span text:style-name="T10">none</text:span>;</text:p>
      <text:p text:style-name="P6"><text:span text:style-name="T8">font-size</text:span>: <text:span text:style-name="T9">12.6px</text:span>;</text:p>
      <text:p text:style-name="P6"><text:span text:style-name="T8">color</text:span>: <text:span text:style-name="T10">#4c83b8</text:span>;</text:p>
      <text:p text:style-name="P6"><text:span text:style-name="T8">font-family</text:span>: <text:span text:style-name="T10">Impact</text:span>, Haettenschweiler, <text:span text:style-name="T10">'Arial Narrow Bold'</text:span>, <text:span text:style-name="T10">sans-serif</text:span>;</text:p>
      <text:p text:style-name="P6">}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7pt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ong</meta:initial-creator>
    <meta:editing-cycles>11</meta:editing-cycles>
    <meta:creation-date>2017-06-01T03:47:00</meta:creation-date>
    <dc:date>2019-02-15T23:02:52.697998742</dc:date>
    <meta:editing-duration>PT7H47M17S</meta:editing-duration>
    <meta:generator>LibreOffice/6.0.7.3$Linux_X86_64 LibreOffice_project/00m0$Build-3</meta:generator>
    <meta:document-statistic meta:table-count="0" meta:image-count="0" meta:object-count="0" meta:page-count="3" meta:paragraph-count="96" meta:word-count="189" meta:character-count="1464" meta:non-whitespace-character-count="13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